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808" officeooo:paragraph-rsid="00167808"/>
    </style:style>
    <style:style style:name="P2" style:family="paragraph" style:parent-style-name="Standard">
      <style:text-properties officeooo:rsid="00182cc6" officeooo:paragraph-rsid="00182cc6"/>
    </style:style>
    <style:style style:name="P3" style:family="paragraph" style:parent-style-name="Standard">
      <style:text-properties officeooo:rsid="00195e7b" officeooo:paragraph-rsid="00195e7b"/>
    </style:style>
    <style:style style:name="P4" style:family="paragraph" style:parent-style-name="Standard">
      <style:text-properties officeooo:rsid="001d47eb" officeooo:paragraph-rsid="001d47eb"/>
    </style:style>
    <style:style style:name="P5" style:family="paragraph" style:parent-style-name="Standard">
      <style:text-properties officeooo:rsid="001f4e44" officeooo:paragraph-rsid="001f4e44"/>
    </style:style>
    <style:style style:name="P6" style:family="paragraph" style:parent-style-name="Standard">
      <style:text-properties officeooo:rsid="0022a1a4" officeooo:paragraph-rsid="0022a1a4"/>
    </style:style>
    <style:style style:name="P7" style:family="paragraph" style:parent-style-name="Standard">
      <style:text-properties officeooo:rsid="0026e382" officeooo:paragraph-rsid="0026e382"/>
    </style:style>
    <style:style style:name="P8" style:family="paragraph" style:parent-style-name="Standard">
      <style:text-properties officeooo:rsid="002b9775" officeooo:paragraph-rsid="002b9775"/>
    </style:style>
    <style:style style:name="P9" style:family="paragraph" style:parent-style-name="Standard">
      <style:text-properties officeooo:rsid="002e8f4a" officeooo:paragraph-rsid="002e8f4a"/>
    </style:style>
    <style:style style:name="P10" style:family="paragraph" style:parent-style-name="Standard">
      <style:text-properties officeooo:rsid="003201bb" officeooo:paragraph-rsid="003201bb"/>
    </style:style>
    <style:style style:name="T1" style:family="text">
      <style:text-properties officeooo:rsid="001aa344"/>
    </style:style>
    <style:style style:name="T2" style:family="text">
      <style:text-properties officeooo:rsid="001b543b"/>
    </style:style>
    <style:style style:name="T3" style:family="text">
      <style:text-properties officeooo:rsid="00203b55"/>
    </style:style>
    <style:style style:name="T4" style:family="text">
      <style:text-properties officeooo:rsid="00215fe4"/>
    </style:style>
    <style:style style:name="T5" style:family="text">
      <style:text-properties officeooo:rsid="0021dcb7"/>
    </style:style>
    <style:style style:name="T6" style:family="text">
      <style:text-properties officeooo:rsid="0025d6ee"/>
    </style:style>
    <style:style style:name="T7" style:family="text">
      <style:text-properties officeooo:rsid="00274da3"/>
    </style:style>
    <style:style style:name="T8" style:family="text">
      <style:text-properties officeooo:rsid="0028c411"/>
    </style:style>
    <style:style style:name="T9" style:family="text">
      <style:text-properties officeooo:rsid="002a93bc"/>
    </style:style>
    <style:style style:name="T10" style:family="text">
      <style:text-properties officeooo:rsid="002d3634"/>
    </style:style>
    <style:style style:name="T11" style:family="text">
      <style:text-properties officeooo:rsid="002e8f4a"/>
    </style:style>
    <style:style style:name="T12" style:family="text">
      <style:text-properties officeooo:rsid="002f87e7"/>
    </style:style>
    <style:style style:name="T13" style:family="text">
      <style:text-properties officeooo:rsid="00303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1">representação de imagens em computadores </text:p>
      <text:p text:style-name="P1"/>
      <text:p text:style-name="P2">fundamentos de pixel</text:p>
      <text:p text:style-name="P3">fundamentos sobre imagem digital </text:p>
      <text:p text:style-name="P3">-<text:span text:style-name="T1">uma i</text:span><text:span text:style-name="T2">m</text:span><text:span text:style-name="T1">agem é composta por pixels </text:span></text:p>
      <text:p text:style-name="P3"/>
      <text:p text:style-name="P4">fundamentos sobre pixels </text:p>
      <text:p text:style-name="P5">fundamentos sobre imagem digital </text:p>
      <text:p text:style-name="P5">-<text:span text:style-name="T3">são usadas duas habilidades do pensamento computacional </text:span></text:p>
      <text:p text:style-name="P5"><text:tab/><text:span text:style-name="T3">abstração, decomposição </text:span></text:p>
      <text:p text:style-name="P5"/>
      <text:p text:style-name="P5">-<text:span text:style-name="T4">milhões de pixels unificados formam uma imagem </text:span><text:span text:style-name="T5">digital</text:span><text:span text:style-name="T4"> </text:span></text:p>
      <text:p text:style-name="P5">-<text:span text:style-name="T5">cada pixel sempre assume uma única cor </text:span></text:p>
      <text:p text:style-name="P5"/>
      <text:p text:style-name="P6">-decomposição: quebrar um problema complexo em problemas menores, para serem mais facilmente tratados </text:p>
      <text:p text:style-name="P6">-<text:span text:style-name="T6">abstração: permite representar fenômenos do mundo real nos computadores </text:span></text:p>
      <text:p text:style-name="P6"/>
      <text:p text:style-name="P7">fundamentos sobre pixels </text:p>
      <text:p text:style-name="P7">-<text:span text:style-name="T7">são pontos</text:span><text:span text:style-name="T8">(quadradinhos)</text:span><text:span text:style-name="T7"> usados para representar imagens em computadores </text:span></text:p>
      <text:p text:style-name="P7">-<text:span text:style-name="T9">cada pixel sempre possui uma única cor, ae a junção dos pixels formam as imagens </text:span></text:p>
      <text:p text:style-name="P7"/>
      <text:p text:style-name="P8">grade de pixel </text:p>
      <text:p text:style-name="P8">-<text:span text:style-name="T10">a grade de pixels é como uma matriz, com posição X e Y, cada pixel tem sua posição, por ex: pixel na posição 2, 1. </text:span></text:p>
      <text:p text:style-name="P8">-<text:span text:style-name="T11">sempre é linha, coluna </text:span></text:p>
      <text:p text:style-name="P9">-<text:span text:style-name="T12">sempre começa com zero </text:span></text:p>
      <text:p text:style-name="P9">-<text:span text:style-name="T13">é como se fosse o endereço do pixel na tela </text:span></text:p>
      <text:p text:style-name="P9"/>
      <text:p text:style-name="P10">como imagens do mundo real são representadas em computadores </text:p>
      <text:p text:style-name="P10">-</text:p>
      <text:p text:style-name="P9"/>
      <text:p text:style-name="P9"/>
      <text:p text:style-name="P7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6:57:32.223000000</meta:creation-date>
    <dc:date>2024-01-18T08:20:14.872000000</dc:date>
    <meta:editing-duration>PT1H32M47S</meta:editing-duration>
    <meta:editing-cycles>2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3" meta:word-count="155" meta:character-count="1014" meta:non-whitespace-character-count="861"/>
  </office:meta>
</office:document-meta>
</file>